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5166666666667cm" style:use-optimal-column-width="true"/>
    </style:style>
    <style:style style:name="co2" style:family="table-column">
      <style:table-column-properties fo:break-before="auto" style:column-width="1.64041666666667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1.508125cm" style:use-optimal-column-width="true"/>
    </style:style>
    <style:style style:name="co6" style:family="table-column">
      <style:table-column-properties fo:break-before="auto" style:column-width="4.524375cm" style:use-optimal-column-width="true"/>
    </style:style>
    <style:style style:name="co7" style:family="table-column">
      <style:table-column-properties fo:break-before="auto" style:column-width="16.0602083333333cm" style:use-optimal-column-width="true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37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トレンドライン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YYYYMMDD</text:p>
          </table:table-cell>
          <table:table-cell office:value-type="string" table:style-name="ce1">
            <text:p>HHMM</text:p>
          </table:table-cell>
          <table:table-cell office:value-type="string" table:style-name="ce1">
            <text:p><text:ruby text:style-name="ru1"><text:ruby-base>通貨</text:ruby-base><text:ruby-text text:style-name="T1">ツウカ</text:ruby-text></text:ruby>ペア</text:p>
          </table:table-cell>
          <table:table-cell office:value-type="string" table:style-name="ce4">
            <text:p><text:ruby text:style-name="ru1"><text:ruby-base>長期</text:ruby-base><text:ruby-text text:style-name="T1">チョウキ</text:ruby-text></text:ruby></text:p>
            <text:p>トレンド</text:p>
          </table:table-cell>
          <table:table-cell office:value-type="string" table:style-name="ce4">
            <text:p><text:ruby text:style-name="ru1"><text:ruby-base>中期</text:ruby-base><text:ruby-text text:style-name="T1">チュウキ</text:ruby-text></text:ruby></text:p>
            <text:p>トレンド</text:p>
          </table:table-cell>
          <table:table-cell office:value-type="string" table:style-name="ce4">
            <text:p><text:ruby text:style-name="ru1"><text:ruby-base>短期</text:ruby-base><text:ruby-text text:style-name="T1">タンキ</text:ruby-text></text:ruby></text:p>
            <text:p>トレンド</text:p>
          </table:table-cell>
          <table:table-cell office:value-type="string" table:style-name="ce4">
            <text:p><text:ruby text:style-name="ru1"><text:ruby-base>現在</text:ruby-base><text:ruby-text text:style-name="T1">ゲンザイ</text:ruby-text></text:ruby><text:ruby text:style-name="ru1"><text:ruby-base>値</text:ruby-base><text:ruby-text text:style-name="T1">アタイ</text:ruby-text></text:ruby></text:p>
            <text:p>(<text:ruby text:style-name="ru1"><text:ruby-base>短期</text:ruby-base><text:ruby-text text:style-name="T1">タンキ</text:ruby-text></text:ruby>)</text:p>
          </table:table-cell>
          <table:table-cell office:value-type="string" table:style-name="ce4">
            <text:p><text:ruby text:style-name="ru1"><text:ruby-base>状況</text:ruby-base><text:ruby-text text:style-name="T1">ジョウキョウ</text:ruby-text></text:ruby>(4<text:ruby text:style-name="ru1"><text:ruby-base>時間</text:ruby-base><text:ruby-text text:style-name="T1">ジカン</text:ruby-text></text:ruby><text:ruby text:style-name="ru1"><text:ruby-base>足</text:ruby-base><text:ruby-text text:style-name="T1">アシ</text:ruby-text></text:ruby>)</text:p>
          </table:table-cell>
          <table:table-cell office:value-type="string" table:style-name="ce1">
            <text:p><text:ruby text:style-name="ru1"><text:ruby-base>備考</text:ruby-base><text:ruby-text text:style-name="T1">ビコウ</text:ruby-text></text:ruby>(4<text:ruby text:style-name="ru1"><text:ruby-base>時間</text:ruby-base><text:ruby-text text:style-name="T1">ジカン</text:ruby-text></text:ruby><text:ruby text:style-name="ru1"><text:ruby-base>足</text:ruby-base><text:ruby-text text:style-name="T1">アシ</text:ruby-text></text:ruby>)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date" office:date-value="2020-02-27T00:00:00" table:style-name="ce2">
            <text:p>2020/2/27</text:p>
          </table:table-cell>
          <table:table-cell office:value-type="time" office:time-value="PT17H4M0S" table:style-name="ce3">
            <text:p>17:04</text:p>
          </table:table-cell>
          <table:table-cell office:value-type="string" table:style-name="ce1">
            <text:p>USD/JPY</text:p>
          </table:table-cell>
          <table:table-cell office:value-type="string" table:style-name="ce1">
            <text:p><text:ruby text:style-name="ru1"><text:ruby-base>下</text:ruby-base><text:ruby-text text:style-name="T1">シタ</text:ruby-text></text:ruby></text:p>
          </table:table-cell>
          <table:table-cell office:value-type="string" table:style-name="ce1">
            <text:p><text:ruby text:style-name="ru1"><text:ruby-base>下</text:ruby-base><text:ruby-text text:style-name="T1">シタ</text:ruby-text></text:ruby></text:p>
          </table:table-cell>
          <table:table-cell office:value-type="string" table:style-name="ce1">
            <text:p><text:ruby text:style-name="ru1"><text:ruby-base>上</text:ruby-base><text:ruby-text text:style-name="T1">ウエ</text:ruby-text></text:ruby>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<text:ruby text:style-name="ru1"><text:ruby-base>上昇</text:ruby-base><text:ruby-text text:style-name="T1">ジョウショウ</text:ruby-text></text:ruby>からの<text:ruby text:style-name="ru1"><text:ruby-base>下落</text:ruby-base><text:ruby-text text:style-name="T1">ゲラク</text:ruby-text></text:ruby><text:ruby text:style-name="ru1"><text:ruby-base>中</text:ruby-base><text:ruby-text text:style-name="T1">チュウ</text:ruby-text></text:ruby></text:p>
          </table:table-cell>
          <table:table-cell office:value-type="string" table:style-name="ce1">
            <text:p><text:ruby text:style-name="ru1"><text:ruby-base>長期</text:ruby-base><text:ruby-text text:style-name="T1">チョウキ</text:ruby-text></text:ruby><text:ruby text:style-name="ru1"><text:ruby-base>下降</text:ruby-base><text:ruby-text text:style-name="T1">カコウ</text:ruby-text></text:ruby>トレンド<text:ruby text:style-name="ru1"><text:ruby-base>上限</text:ruby-base><text:ruby-text text:style-name="T1">ジョウゲン</text:ruby-text></text:ruby>に<text:ruby text:style-name="ru1"><text:ruby-base>接触</text:ruby-base><text:ruby-text text:style-name="T1">セッショク</text:ruby-text></text:ruby>、<text:ruby text:style-name="ru1"><text:ruby-base>上</text:ruby-base><text:ruby-text text:style-name="T1">ウエ</text:ruby-text></text:ruby>にサポートされるか？200MAに<text:ruby text:style-name="ru1"><text:ruby-base>上</text:ruby-base><text:ruby-text text:style-name="T1">ウエ</text:ruby-text></text:ruby>からタッチ。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0-02-27T00:00:00" table:style-name="ce2">
            <text:p>2020/2/27</text:p>
          </table:table-cell>
          <table:table-cell office:value-type="time" office:time-value="PT17H4M0S" table:style-name="ce3">
            <text:p>17:04</text:p>
          </table:table-cell>
          <table:table-cell office:value-type="string" table:style-name="ce1">
            <text:p>EUR/USD</text:p>
          </table:table-cell>
          <table:table-cell office:value-type="string" table:style-name="ce1">
            <text:p><text:ruby text:style-name="ru1"><text:ruby-base>下</text:ruby-base><text:ruby-text text:style-name="T1">シタ</text:ruby-text></text:ruby></text:p>
          </table:table-cell>
          <table:table-cell office:value-type="string" table:style-name="ce1">
            <text:p><text:ruby text:style-name="ru1"><text:ruby-base>下</text:ruby-base><text:ruby-text text:style-name="T1">シタ</text:ruby-text></text:ruby></text:p>
          </table:table-cell>
          <table:table-cell office:value-type="string" table:style-name="ce1">
            <text:p><text:ruby text:style-name="ru1"><text:ruby-base>下</text:ruby-base><text:ruby-text text:style-name="T1">シタ</text:ruby-text></text:ruby>(<text:ruby text:style-name="ru1"><text:ruby-base>急</text:ruby-base><text:ruby-text text:style-name="T1">キュウ</text:ruby-text></text:ruby>)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<text:ruby text:style-name="ru1"><text:ruby-base>長期</text:ruby-base><text:ruby-text text:style-name="T1">チョウキ</text:ruby-text></text:ruby><text:ruby text:style-name="ru1"><text:ruby-base>下降</text:ruby-base><text:ruby-text text:style-name="T1">カコウ</text:ruby-text></text:ruby>からの<text:ruby text:style-name="ru1"><text:ruby-base>上昇中</text:ruby-base><text:ruby-text text:style-name="T1">ジョウショウチュウ</text:ruby-text></text:ruby></text:p>
          </table:table-cell>
          <table:table-cell office:value-type="string" table:style-name="ce1">
            <text:p>もうすぐ200MAに<text:ruby text:style-name="ru1"><text:ruby-base>下</text:ruby-base><text:ruby-text text:style-name="T1">シタ</text:ruby-text></text:ruby>からタッチ。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0-02-27T00:00:00" table:style-name="ce2">
            <text:p>2020/2/27</text:p>
          </table:table-cell>
          <table:table-cell office:value-type="time" office:time-value="PT17H4M0S" table:style-name="ce3">
            <text:p>17:04</text:p>
          </table:table-cell>
          <table:table-cell office:value-type="string" table:style-name="ce1">
            <text:p>EUR/JPY</text:p>
          </table:table-cell>
          <table:table-cell office:value-type="string" table:style-name="ce1">
            <text:p><text:ruby text:style-name="ru1"><text:ruby-base>横</text:ruby-base><text:ruby-text text:style-name="T1">ヨコ</text:ruby-text></text:ruby></text:p>
          </table:table-cell>
          <table:table-cell office:value-type="string" table:style-name="ce1">
            <text:p><text:ruby text:style-name="ru1"><text:ruby-base>上</text:ruby-base><text:ruby-text text:style-name="T1">ウエ</text:ruby-text></text:ruby></text:p>
          </table:table-cell>
          <table:table-cell office:value-type="string" table:style-name="ce1">
            <text:p><text:ruby text:style-name="ru1"><text:ruby-base>下</text:ruby-base><text:ruby-text text:style-name="T1">シタ</text:ruby-text></text:ruby>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<text:ruby text:style-name="ru1"><text:ruby-base>横</text:ruby-base><text:ruby-text text:style-name="T1">ヨコ</text:ruby-text></text:ruby></text:p>
          </table:table-cell>
          <table:table-cell office:value-type="string" table:style-name="ce1">
            <text:p><text:ruby text:style-name="ru1"><text:ruby-base>中期</text:ruby-base><text:ruby-text text:style-name="T1">チュウキ</text:ruby-text></text:ruby><text:ruby text:style-name="ru1"><text:ruby-base>上昇</text:ruby-base><text:ruby-text text:style-name="T1">ジョウショウ</text:ruby-text></text:ruby>トレンド<text:ruby text:style-name="ru1"><text:ruby-base>下限</text:ruby-base><text:ruby-text text:style-name="T1">カゲン</text:ruby-text></text:ruby>に<text:ruby text:style-name="ru1"><text:ruby-base>接触</text:ruby-base><text:ruby-text text:style-name="T1">セッショク</text:ruby-text></text:ruby>、<text:ruby text:style-name="ru1"><text:ruby-base>上</text:ruby-base><text:ruby-text text:style-name="T1">ウエ</text:ruby-text></text:ruby>にサポートされるか？200MAに<text:ruby text:style-name="ru1"><text:ruby-base>下</text:ruby-base><text:ruby-text text:style-name="T1">シタ</text:ruby-text></text:ruby>からタッチ。</text:p>
          </table:table-cell>
          <table:table-cell table:number-columns-repeated="16375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EC-USER</meta:initial-creator>
    <dc:creator>NEC-USER</dc:creator>
    <meta:creation-date>2020-02-27T07:27:59Z</meta:creation-date>
    <dc:date>2020-02-27T08:13:16Z</dc:date>
  </office:meta>
</office:document-meta>
</file>